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/>
    </style:style>
    <style:style style:name="ce3" style:family="table-cell" style:parent-style-name="Default" style:data-style-name="N0">
      <style:table-cell-properties style:vertical-align="automatic" fo:background-color="transparen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/>
    </style:style>
    <style:style style:name="ce5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4.65666666666667cm"/>
    </style:style>
    <style:style style:name="co2" style:family="table-column">
      <style:table-column-properties fo:break-before="auto" style:column-width="2.98979166666667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4.92125cm"/>
    </style:style>
    <style:style style:name="co5" style:family="table-column">
      <style:table-column-properties fo:break-before="auto" style:column-width="4.7360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5">
            <text:p>Análisis post-índices</text:p>
          </table:table-cell>
          <table:table-cell table:style-name="ce5"/>
          <table:table-cell table:number-columns-repeated="16382" table:style-name="ce1"/>
        </table:table-row>
        <table:table-row table:style-name="ro1">
          <table:table-cell table:number-columns-repeated="2" table:style-name="ce3"/>
          <table:table-cell table:style-name="ce1"/>
          <table:table-cell office:value-type="string" table:style-name="ce1">
            <text:p>Interval (ms)</text:p>
          </table:table-cell>
          <table:table-cell office:value-type="float" office:value="17.877764003787149" table:formula="of:=MAX(0; [.B3]-[.B16])" table:style-name="ce1">
            <text:p>17,877764</text:p>
          </table:table-cell>
          <table:table-cell office:value-type="float" office:value="22.462910733054947" table:formula="of:=([.B3]+[.B16])" table:style-name="ce1">
            <text:p>22,4629107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dia</text:p>
          </table:table-cell>
          <table:table-cell office:value-type="float" office:value="20.170337368421048" table:style-name="ce3">
            <text:p>20,17033737</text:p>
          </table:table-cell>
          <table:table-cell table:style-name="ce1"/>
          <table:table-cell office:value-type="string" table:style-name="ce1">
            <text:p>Interval (s)</text:p>
          </table:table-cell>
          <table:table-cell office:value-type="float" office:value="1.7877764003787149E-2" table:formula="of:=[.E2]/1000" table:style-name="ce1">
            <text:p>0,017877764</text:p>
          </table:table-cell>
          <table:table-cell office:value-type="float" office:value="2.2462910733054946E-2" table:formula="of:=[.F2]/1000" table:style-name="ce1">
            <text:p>0,02246291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Error típico</text:p>
          </table:table-cell>
          <table:table-cell office:value-type="float" office:value="1.1672137094370683" table:style-name="ce3">
            <text:p>1,16721370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Mediana</text:p>
          </table:table-cell>
          <table:table-cell office:value-type="float" office:value="8.3521000000000001" table:style-name="ce3">
            <text:p>8,352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Moda</text:p>
          </table:table-cell>
          <table:table-cell office:value-type="float" office:value="2.835" table:style-name="ce3">
            <text:p>2,83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Desviación estándar</text:p>
          </table:table-cell>
          <table:table-cell office:value-type="float" office:value="27.866845368533724" table:style-name="ce3">
            <text:p>27,8668453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Varianza de la muestra</text:p>
          </table:table-cell>
          <table:table-cell office:value-type="float" office:value="776.56107079376943" table:style-name="ce3">
            <text:p>776,561070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urtosis</text:p>
          </table:table-cell>
          <table:table-cell office:value-type="float" office:value="18.483994898943898" table:style-name="ce3">
            <text:p>18,483994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oeficiente de asimetría</text:p>
          </table:table-cell>
          <table:table-cell office:value-type="float" office:value="3.3690448998954272" table:style-name="ce3">
            <text:p>3,369044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Rango</text:p>
          </table:table-cell>
          <table:table-cell office:value-type="float" office:value="261.79579999999999" table:style-name="ce3">
            <text:p>261,795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Mínimo</text:p>
          </table:table-cell>
          <table:table-cell office:value-type="float" office:value="1.8088" table:style-name="ce3">
            <text:p>1,808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Máximo</text:p>
          </table:table-cell>
          <table:table-cell office:value-type="float" office:value="263.6046" table:style-name="ce3">
            <text:p>263,604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uma</text:p>
          </table:table-cell>
          <table:table-cell office:value-type="float" office:value="11497.092299999997" table:style-name="ce3">
            <text:p>11497,092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uenta</text:p>
          </table:table-cell>
          <table:table-cell office:value-type="float" office:value="570" table:style-name="ce3">
            <text:p>570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">
            <text:p>Nivel de confianza(95,0%)</text:p>
          </table:table-cell>
          <table:table-cell office:value-type="float" office:value="2.292573364633899" table:style-name="ce4">
            <text:p>2,292573365</text:p>
          </table:table-cell>
          <table:table-cell table:number-columns-repeated="16382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tester-performance-2-clean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1">
            <text:p>request-method</text:p>
          </table:table-cell>
          <table:table-cell office:value-type="string" table:style-name="ce1">
            <text:p>request-path</text:p>
          </table:table-cell>
          <table:table-cell office:value-type="string" table:style-name="ce1">
            <text:p>response-status</text:p>
          </table:table-cell>
          <table:table-cell office:value-type="string" table:style-name="ce1">
            <text:p>tim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93.969499999999996" table:style-name="ce1">
            <text:p>93,969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14.7316" table:style-name="ce1">
            <text:p>14,731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18.4497" table:style-name="ce1">
            <text:p>18,449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19.6724" table:style-name="ce1">
            <text:p>19,672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5.8928000000000003" table:style-name="ce1">
            <text:p>5,892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5.4579000000000004" table:style-name="ce1">
            <text:p>5,4579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64.569599999999994" table:style-name="ce1">
            <text:p>64,5696</text:p>
          </table:table-cell>
          <table:table-cell table:style-name="ce1"/>
          <table:table-cell table:style-name="ce2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26.588200000000001" table:style-name="ce1">
            <text:p>26,588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263.6046" table:style-name="ce1">
            <text:p>263,604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79.056299999999993" table:style-name="ce1">
            <text:p>79,056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66.850999999999999" table:style-name="ce1">
            <text:p>66,85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69.757999999999996" table:style-name="ce1">
            <text:p>69,75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65.524100000000004" table:style-name="ce1">
            <text:p>65,524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76.382199999999997" table:style-name="ce1">
            <text:p>76,382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78.098500000000001" table:style-name="ce1">
            <text:p>78,098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131.9358" table:style-name="ce1">
            <text:p>131,935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80.103200000000001" table:style-name="ce1">
            <text:p>80,10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75.054599999999994" table:style-name="ce1">
            <text:p>75,05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54.554299999999998" table:style-name="ce1">
            <text:p>54,554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12.0039" table:style-name="ce1">
            <text:p>12,003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7.4310999999999998" table:style-name="ce1">
            <text:p>7,43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5.0457000000000001" table:style-name="ce1">
            <text:p>5,045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11.727499999999999" table:style-name="ce1">
            <text:p>11,727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4.6021999999999998" table:style-name="ce1">
            <text:p>4,602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5.3769999999999998" table:style-name="ce1">
            <text:p>5,37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7.29" table:style-name="ce1">
            <text:p>7,2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.8972000000000002" table:style-name="ce1">
            <text:p>3,897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4.6073000000000004" table:style-name="ce1">
            <text:p>4,607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13.285399999999999" table:style-name="ce1">
            <text:p>13,285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3.5152999999999999" table:style-name="ce1">
            <text:p>3,51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4.0350999999999999" table:style-name="ce1">
            <text:p>4,035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15.8287" table:style-name="ce1">
            <text:p>15,82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11.2684" table:style-name="ce1">
            <text:p>11,26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114.7846" table:style-name="ce1">
            <text:p>114,78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52.971800000000002" table:style-name="ce1">
            <text:p>52,97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51.458100000000002" table:style-name="ce1">
            <text:p>51,458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53.821899999999999" table:style-name="ce1">
            <text:p>53,82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51.405900000000003" table:style-name="ce1">
            <text:p>51,40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78.393100000000004" table:style-name="ce1">
            <text:p>78,393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57.147300000000001" table:style-name="ce1">
            <text:p>57,147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42.3812" table:style-name="ce1">
            <text:p>42,38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87.921000000000006" table:style-name="ce1">
            <text:p>87,9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40.966999999999999" table:style-name="ce1">
            <text:p>40,96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39.051099999999998" table:style-name="ce1">
            <text:p>39,05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50.304600000000001" table:style-name="ce1">
            <text:p>50,30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11.6755" table:style-name="ce1">
            <text:p>11,675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97.856099999999998" table:style-name="ce1">
            <text:p>97,856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51.4634" table:style-name="ce1">
            <text:p>51,463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92.471000000000004" table:style-name="ce1">
            <text:p>92,47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95.944900000000004" table:style-name="ce1">
            <text:p>95,944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40.080599999999997" table:style-name="ce1">
            <text:p>40,08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43.895200000000003" table:style-name="ce1">
            <text:p>43,895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16.7896" table:style-name="ce1">
            <text:p>16,78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4.5537000000000001" table:style-name="ce1">
            <text:p>4,553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.7566000000000002" table:style-name="ce1">
            <text:p>3,756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9.3165999999999993" table:style-name="ce1">
            <text:p>9,316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11.6828" table:style-name="ce1">
            <text:p>11,682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4.3167" table:style-name="ce1">
            <text:p>4,316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.2195" table:style-name="ce1">
            <text:p>3,21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4.0456000000000003" table:style-name="ce1">
            <text:p>4,045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.5169000000000001" table:style-name="ce1">
            <text:p>3,516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3.3214000000000001" table:style-name="ce1">
            <text:p>3,32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10.4612" table:style-name="ce1">
            <text:p>10,46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4.0048000000000004" table:style-name="ce1">
            <text:p>4,00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.5669" table:style-name="ce1">
            <text:p>3,566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6.1504000000000003" table:style-name="ce1">
            <text:p>6,15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.7271000000000001" table:style-name="ce1">
            <text:p>3,727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4.5636000000000001" table:style-name="ce1">
            <text:p>4,563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10.8827" table:style-name="ce1">
            <text:p>10,882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3.7094999999999998" table:style-name="ce1">
            <text:p>3,70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.6488" table:style-name="ce1">
            <text:p>3,64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34.884" table:style-name="ce1">
            <text:p>34,8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14.627000000000001" table:style-name="ce1">
            <text:p>14,62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delete</text:p>
          </table:table-cell>
          <table:table-cell office:value-type="float" office:value="200" table:style-name="ce1">
            <text:p>200</text:p>
          </table:table-cell>
          <table:table-cell office:value-type="float" office:value="23.5364" table:style-name="ce1">
            <text:p>23,536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delete</text:p>
          </table:table-cell>
          <table:table-cell office:value-type="float" office:value="200" table:style-name="ce1">
            <text:p>200</text:p>
          </table:table-cell>
          <table:table-cell office:value-type="float" office:value="58.664499999999997" table:style-name="ce1">
            <text:p>58,664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6.0240999999999998" table:style-name="ce1">
            <text:p>6,02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.5905999999999998" table:style-name="ce1">
            <text:p>3,59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4.1014999999999997" table:style-name="ce1">
            <text:p>4,10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.48" table:style-name="ce1">
            <text:p>3,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3.5566" table:style-name="ce1">
            <text:p>3,556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8.6867999999999999" table:style-name="ce1">
            <text:p>8,686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3.0348999999999999" table:style-name="ce1">
            <text:p>3,034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9209999999999998" table:style-name="ce1">
            <text:p>2,9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5.0541" table:style-name="ce1">
            <text:p>5,05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.3487" table:style-name="ce1">
            <text:p>3,34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3.2574000000000001" table:style-name="ce1">
            <text:p>3,257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9.3305000000000007" table:style-name="ce1">
            <text:p>9,33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859" table:style-name="ce1">
            <text:p>2,8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6928000000000001" table:style-name="ce1">
            <text:p>2,692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14.467499999999999" table:style-name="ce1">
            <text:p>14,467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200" table:style-name="ce1">
            <text:p>200</text:p>
          </table:table-cell>
          <table:table-cell office:value-type="float" office:value="26.4438" table:style-name="ce1">
            <text:p>26,44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delete</text:p>
          </table:table-cell>
          <table:table-cell office:value-type="float" office:value="200" table:style-name="ce1">
            <text:p>200</text:p>
          </table:table-cell>
          <table:table-cell office:value-type="float" office:value="18.633299999999998" table:style-name="ce1">
            <text:p>18,633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14.5679" table:style-name="ce1">
            <text:p>14,567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3.2776000000000001" table:style-name="ce1">
            <text:p>3,277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9727999999999999" table:style-name="ce1">
            <text:p>2,972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3.4946000000000002" table:style-name="ce1">
            <text:p>3,49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9.2822999999999993" table:style-name="ce1">
            <text:p>9,282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3.0590000000000002" table:style-name="ce1">
            <text:p>3,0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.0411999999999999" table:style-name="ce1">
            <text:p>3,04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6.3116000000000003" table:style-name="ce1">
            <text:p>6,31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.8978000000000002" table:style-name="ce1">
            <text:p>3,897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3.2416999999999998" table:style-name="ce1">
            <text:p>3,24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11.1265" table:style-name="ce1">
            <text:p>11,126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835" table:style-name="ce1">
            <text:p>2,83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7848999999999999" table:style-name="ce1">
            <text:p>2,784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25.630099999999999" table:style-name="ce1">
            <text:p>25,63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14.8674" table:style-name="ce1">
            <text:p>14,867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39.6965" table:style-name="ce1">
            <text:p>39,696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6.5473999999999997" table:style-name="ce1">
            <text:p>6,547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3.0495999999999999" table:style-name="ce1">
            <text:p>3,04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10.288399999999999" table:style-name="ce1">
            <text:p>10,28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7320000000000002" table:style-name="ce1">
            <text:p>2,7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9363000000000001" table:style-name="ce1">
            <text:p>2,936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9.5825999999999993" table:style-name="ce1">
            <text:p>9,582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5.5860000000000003" table:style-name="ce1">
            <text:p>5,5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9.1994000000000007" table:style-name="ce1">
            <text:p>9,19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22.386399999999998" table:style-name="ce1">
            <text:p>22,386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7.9485000000000001" table:style-name="ce1">
            <text:p>7,94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6.7302" table:style-name="ce1">
            <text:p>6,73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18.7926" table:style-name="ce1">
            <text:p>18,792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39.452500000000001" table:style-name="ce1">
            <text:p>39,45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200" table:style-name="ce1">
            <text:p>200</text:p>
          </table:table-cell>
          <table:table-cell office:value-type="float" office:value="26.830400000000001" table:style-name="ce1">
            <text:p>26,83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8.8428000000000004" table:style-name="ce1">
            <text:p>8,842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8.7635000000000005" table:style-name="ce1">
            <text:p>8,763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5.4238" table:style-name="ce1">
            <text:p>5,42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27.988800000000001" table:style-name="ce1">
            <text:p>27,98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11.518700000000001" table:style-name="ce1">
            <text:p>11,51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18.0184" table:style-name="ce1">
            <text:p>18,01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5.3696000000000002" table:style-name="ce1">
            <text:p>5,36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.157" table:style-name="ce1">
            <text:p>3,15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613" table:style-name="ce1">
            <text:p>2,6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14.5471" table:style-name="ce1">
            <text:p>14,547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4.0804999999999998" table:style-name="ce1">
            <text:p>4,08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4.5384000000000002" table:style-name="ce1">
            <text:p>4,53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25.835000000000001" table:style-name="ce1">
            <text:p>25,83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14.1214" table:style-name="ce1">
            <text:p>14,12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17.836500000000001" table:style-name="ce1">
            <text:p>17,836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120.68389999999999" table:style-name="ce1">
            <text:p>120,683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76.942599999999999" table:style-name="ce1">
            <text:p>76,942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105.6465" table:style-name="ce1">
            <text:p>105,646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146.33369999999999" table:style-name="ce1">
            <text:p>146,333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234.36099999999999" table:style-name="ce1">
            <text:p>234,36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72.144900000000007" table:style-name="ce1">
            <text:p>72,144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18.718" table:style-name="ce1">
            <text:p>18,7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delete</text:p>
          </table:table-cell>
          <table:table-cell office:value-type="float" office:value="200" table:style-name="ce1">
            <text:p>200</text:p>
          </table:table-cell>
          <table:table-cell office:value-type="float" office:value="20.895499999999998" table:style-name="ce1">
            <text:p>20,895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is-from/delete</text:p>
          </table:table-cell>
          <table:table-cell office:value-type="float" office:value="200" table:style-name="ce1">
            <text:p>200</text:p>
          </table:table-cell>
          <table:table-cell office:value-type="float" office:value="81.252300000000005" table:style-name="ce1">
            <text:p>81,252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18.4314" table:style-name="ce1">
            <text:p>18,43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delete</text:p>
          </table:table-cell>
          <table:table-cell office:value-type="float" office:value="200" table:style-name="ce1">
            <text:p>200</text:p>
          </table:table-cell>
          <table:table-cell office:value-type="float" office:value="14.889099999999999" table:style-name="ce1">
            <text:p>14,88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18.786899999999999" table:style-name="ce1">
            <text:p>18,786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134.0438" table:style-name="ce1">
            <text:p>134,04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75.105000000000004" table:style-name="ce1">
            <text:p>75,1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16.654199999999999" table:style-name="ce1">
            <text:p>16,654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create</text:p>
          </table:table-cell>
          <table:table-cell office:value-type="float" office:value="200" table:style-name="ce1">
            <text:p>200</text:p>
          </table:table-cell>
          <table:table-cell office:value-type="float" office:value="20.528300000000002" table:style-name="ce1">
            <text:p>20,528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is-from/create</text:p>
          </table:table-cell>
          <table:table-cell office:value-type="float" office:value="200" table:style-name="ce1">
            <text:p>200</text:p>
          </table:table-cell>
          <table:table-cell office:value-type="float" office:value="55.649299999999997" table:style-name="ce1">
            <text:p>55,64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16.229299999999999" table:style-name="ce1">
            <text:p>16,22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4.3000999999999996" table:style-name="ce1">
            <text:p>4,30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.7362000000000002" table:style-name="ce1">
            <text:p>3,736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36.956899999999997" table:style-name="ce1">
            <text:p>36,956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12.8642" table:style-name="ce1">
            <text:p>12,864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24.394100000000002" table:style-name="ce1">
            <text:p>24,39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28.406300000000002" table:style-name="ce1">
            <text:p>28,406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4.9401000000000002" table:style-name="ce1">
            <text:p>4,94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.8576000000000001" table:style-name="ce1">
            <text:p>3,857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6734" table:style-name="ce1">
            <text:p>2,673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5053999999999998" table:style-name="ce1">
            <text:p>7,505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2431000000000001" table:style-name="ce1">
            <text:p>2,243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1518999999999999" table:style-name="ce1">
            <text:p>2,15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4.3962000000000003" table:style-name="ce1">
            <text:p>4,396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7957000000000001" table:style-name="ce1">
            <text:p>2,795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7976999999999999" table:style-name="ce1">
            <text:p>2,797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13.3287" table:style-name="ce1">
            <text:p>13,32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4.0125999999999999" table:style-name="ce1">
            <text:p>4,012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3168000000000002" table:style-name="ce1">
            <text:p>2,316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7.9379999999999997" table:style-name="ce1">
            <text:p>7,9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200" table:style-name="ce1">
            <text:p>200</text:p>
          </table:table-cell>
          <table:table-cell office:value-type="float" office:value="7.8445" table:style-name="ce1">
            <text:p>7,844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publish</text:p>
          </table:table-cell>
          <table:table-cell office:value-type="float" office:value="200" table:style-name="ce1">
            <text:p>200</text:p>
          </table:table-cell>
          <table:table-cell office:value-type="float" office:value="65.091700000000003" table:style-name="ce1">
            <text:p>65,09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publish</text:p>
          </table:table-cell>
          <table:table-cell office:value-type="float" office:value="200" table:style-name="ce1">
            <text:p>200</text:p>
          </table:table-cell>
          <table:table-cell office:value-type="float" office:value="75.528499999999994" table:style-name="ce1">
            <text:p>75,52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publish</text:p>
          </table:table-cell>
          <table:table-cell office:value-type="float" office:value="200" table:style-name="ce1">
            <text:p>200</text:p>
          </table:table-cell>
          <table:table-cell office:value-type="float" office:value="66.893799999999999" table:style-name="ce1">
            <text:p>66,89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publish</text:p>
          </table:table-cell>
          <table:table-cell office:value-type="float" office:value="200" table:style-name="ce1">
            <text:p>200</text:p>
          </table:table-cell>
          <table:table-cell office:value-type="float" office:value="64.796999999999997" table:style-name="ce1">
            <text:p>64,79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publish</text:p>
          </table:table-cell>
          <table:table-cell office:value-type="float" office:value="200" table:style-name="ce1">
            <text:p>200</text:p>
          </table:table-cell>
          <table:table-cell office:value-type="float" office:value="58.980600000000003" table:style-name="ce1">
            <text:p>58,98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publish</text:p>
          </table:table-cell>
          <table:table-cell office:value-type="float" office:value="200" table:style-name="ce1">
            <text:p>200</text:p>
          </table:table-cell>
          <table:table-cell office:value-type="float" office:value="66.073899999999995" table:style-name="ce1">
            <text:p>66,073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12.961" table:style-name="ce1">
            <text:p>12,96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6.7145999999999999" table:style-name="ce1">
            <text:p>6,71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4.6750999999999996" table:style-name="ce1">
            <text:p>4,675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3.4205000000000001" table:style-name="ce1">
            <text:p>3,42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4985999999999997" table:style-name="ce1">
            <text:p>7,49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5301" table:style-name="ce1">
            <text:p>2,53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2964000000000002" table:style-name="ce1">
            <text:p>2,296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4.1509999999999998" table:style-name="ce1">
            <text:p>4,15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.3014000000000001" table:style-name="ce1">
            <text:p>3,30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37" table:style-name="ce1">
            <text:p>2,3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8.8849999999999998" table:style-name="ce1">
            <text:p>8,8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4651000000000001" table:style-name="ce1">
            <text:p>2,465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4565999999999999" table:style-name="ce1">
            <text:p>2,456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17.042100000000001" table:style-name="ce1">
            <text:p>17,04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9.0024999999999995" table:style-name="ce1">
            <text:p>9,00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update</text:p>
          </table:table-cell>
          <table:table-cell office:value-type="float" office:value="200" table:style-name="ce1">
            <text:p>200</text:p>
          </table:table-cell>
          <table:table-cell office:value-type="float" office:value="46.458399999999997" table:style-name="ce1">
            <text:p>46,45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update</text:p>
          </table:table-cell>
          <table:table-cell office:value-type="float" office:value="200" table:style-name="ce1">
            <text:p>200</text:p>
          </table:table-cell>
          <table:table-cell office:value-type="float" office:value="18.6066" table:style-name="ce1">
            <text:p>18,606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update</text:p>
          </table:table-cell>
          <table:table-cell office:value-type="float" office:value="200" table:style-name="ce1">
            <text:p>200</text:p>
          </table:table-cell>
          <table:table-cell office:value-type="float" office:value="38.214300000000001" table:style-name="ce1">
            <text:p>38,214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update</text:p>
          </table:table-cell>
          <table:table-cell office:value-type="float" office:value="200" table:style-name="ce1">
            <text:p>200</text:p>
          </table:table-cell>
          <table:table-cell office:value-type="float" office:value="43.083300000000001" table:style-name="ce1">
            <text:p>43,083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update</text:p>
          </table:table-cell>
          <table:table-cell office:value-type="float" office:value="200" table:style-name="ce1">
            <text:p>200</text:p>
          </table:table-cell>
          <table:table-cell office:value-type="float" office:value="20.559799999999999" table:style-name="ce1">
            <text:p>20,559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17.3538" table:style-name="ce1">
            <text:p>17,35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3.9645999999999999" table:style-name="ce1">
            <text:p>3,96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6429" table:style-name="ce1">
            <text:p>2,642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0183" table:style-name="ce1">
            <text:p>2,018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0472000000000001" table:style-name="ce1">
            <text:p>7,047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1025999999999998" table:style-name="ce1">
            <text:p>2,102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0678999999999998" table:style-name="ce1">
            <text:p>2,067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4988999999999999" table:style-name="ce1">
            <text:p>2,49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6208999999999998" table:style-name="ce1">
            <text:p>2,62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2359" table:style-name="ce1">
            <text:p>2,23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6933999999999996" table:style-name="ce1">
            <text:p>7,693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2136" table:style-name="ce1">
            <text:p>2,213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2688000000000001" table:style-name="ce1">
            <text:p>2,26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8.4283000000000001" table:style-name="ce1">
            <text:p>8,428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200" table:style-name="ce1">
            <text:p>200</text:p>
          </table:table-cell>
          <table:table-cell office:value-type="float" office:value="7.1558000000000002" table:style-name="ce1">
            <text:p>7,155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update</text:p>
          </table:table-cell>
          <table:table-cell office:value-type="float" office:value="200" table:style-name="ce1">
            <text:p>200</text:p>
          </table:table-cell>
          <table:table-cell office:value-type="float" office:value="34.883499999999998" table:style-name="ce1">
            <text:p>34,883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update</text:p>
          </table:table-cell>
          <table:table-cell office:value-type="float" office:value="200" table:style-name="ce1">
            <text:p>200</text:p>
          </table:table-cell>
          <table:table-cell office:value-type="float" office:value="34.219000000000001" table:style-name="ce1">
            <text:p>34,2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update</text:p>
          </table:table-cell>
          <table:table-cell office:value-type="float" office:value="200" table:style-name="ce1">
            <text:p>200</text:p>
          </table:table-cell>
          <table:table-cell office:value-type="float" office:value="57.043999999999997" table:style-name="ce1">
            <text:p>57,04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update</text:p>
          </table:table-cell>
          <table:table-cell office:value-type="float" office:value="200" table:style-name="ce1">
            <text:p>200</text:p>
          </table:table-cell>
          <table:table-cell office:value-type="float" office:value="63.306399999999996" table:style-name="ce1">
            <text:p>63,306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update</text:p>
          </table:table-cell>
          <table:table-cell office:value-type="float" office:value="200" table:style-name="ce1">
            <text:p>200</text:p>
          </table:table-cell>
          <table:table-cell office:value-type="float" office:value="33.343800000000002" table:style-name="ce1">
            <text:p>33,34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update</text:p>
          </table:table-cell>
          <table:table-cell office:value-type="float" office:value="200" table:style-name="ce1">
            <text:p>200</text:p>
          </table:table-cell>
          <table:table-cell office:value-type="float" office:value="41.663200000000003" table:style-name="ce1">
            <text:p>41,66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10.0025" table:style-name="ce1">
            <text:p>10,00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2.9535999999999998" table:style-name="ce1">
            <text:p>2,953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1743999999999999" table:style-name="ce1">
            <text:p>2,174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1314000000000002" table:style-name="ce1">
            <text:p>2,13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8.3341999999999992" table:style-name="ce1">
            <text:p>8,334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4996999999999998" table:style-name="ce1">
            <text:p>2,499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0539999999999998" table:style-name="ce1">
            <text:p>2,05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1480000000000001" table:style-name="ce1">
            <text:p>2,1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2035999999999998" table:style-name="ce1">
            <text:p>2,203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5135000000000001" table:style-name="ce1">
            <text:p>2,513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4234" table:style-name="ce1">
            <text:p>7,423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1.9053" table:style-name="ce1">
            <text:p>1,90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1.9041999999999999" table:style-name="ce1">
            <text:p>1,904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18.964400000000001" table:style-name="ce1">
            <text:p>18,964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7.5707000000000004" table:style-name="ce1">
            <text:p>7,57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500" table:style-name="ce1">
            <text:p>500</text:p>
          </table:table-cell>
          <table:table-cell office:value-type="float" office:value="30.7545" table:style-name="ce1">
            <text:p>30,754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6.9824999999999999" table:style-name="ce1">
            <text:p>6,98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500" table:style-name="ce1">
            <text:p>500</text:p>
          </table:table-cell>
          <table:table-cell office:value-type="float" office:value="33.723300000000002" table:style-name="ce1">
            <text:p>33,723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6.8582999999999998" table:style-name="ce1">
            <text:p>6,858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500" table:style-name="ce1">
            <text:p>500</text:p>
          </table:table-cell>
          <table:table-cell office:value-type="float" office:value="31.731400000000001" table:style-name="ce1">
            <text:p>31,73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6.9554" table:style-name="ce1">
            <text:p>6,955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36.474299999999999" table:style-name="ce1">
            <text:p>36,474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500" table:style-name="ce1">
            <text:p>500</text:p>
          </table:table-cell>
          <table:table-cell office:value-type="float" office:value="30.552399999999999" table:style-name="ce1">
            <text:p>30,552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44.592799999999997" table:style-name="ce1">
            <text:p>44,592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500" table:style-name="ce1">
            <text:p>500</text:p>
          </table:table-cell>
          <table:table-cell office:value-type="float" office:value="33.136699999999998" table:style-name="ce1">
            <text:p>33,136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36.518000000000001" table:style-name="ce1">
            <text:p>36,5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500" table:style-name="ce1">
            <text:p>500</text:p>
          </table:table-cell>
          <table:table-cell office:value-type="float" office:value="32.119900000000001" table:style-name="ce1">
            <text:p>32,119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40.113" table:style-name="ce1">
            <text:p>40,1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500" table:style-name="ce1">
            <text:p>500</text:p>
          </table:table-cell>
          <table:table-cell office:value-type="float" office:value="35.015799999999999" table:style-name="ce1">
            <text:p>35,015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36.130899999999997" table:style-name="ce1">
            <text:p>36,13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500" table:style-name="ce1">
            <text:p>500</text:p>
          </table:table-cell>
          <table:table-cell office:value-type="float" office:value="34.478700000000003" table:style-name="ce1">
            <text:p>34,47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38.557000000000002" table:style-name="ce1">
            <text:p>38,55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44.599200000000003" table:style-name="ce1">
            <text:p>44,59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13.3973" table:style-name="ce1">
            <text:p>13,397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3.3330000000000002" table:style-name="ce1">
            <text:p>3,33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4083999999999999" table:style-name="ce1">
            <text:p>2,40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5072000000000001" table:style-name="ce1">
            <text:p>2,507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8.4072999999999993" table:style-name="ce1">
            <text:p>8,407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4893999999999998" table:style-name="ce1">
            <text:p>2,48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4340000000000002" table:style-name="ce1">
            <text:p>2,43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8111000000000002" table:style-name="ce1">
            <text:p>2,81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1920000000000002" table:style-name="ce1">
            <text:p>2,1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2502" table:style-name="ce1">
            <text:p>2,25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2996999999999996" table:style-name="ce1">
            <text:p>7,299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0074999999999998" table:style-name="ce1">
            <text:p>2,007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0897999999999999" table:style-name="ce1">
            <text:p>2,089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18.54" table:style-name="ce1">
            <text:p>18,5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7.6283000000000003" table:style-name="ce1">
            <text:p>7,628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17.346399999999999" table:style-name="ce1">
            <text:p>17,346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10.498799999999999" table:style-name="ce1">
            <text:p>10,49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17.305599999999998" table:style-name="ce1">
            <text:p>17,305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8.6622000000000003" table:style-name="ce1">
            <text:p>8,662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9.5210000000000008" table:style-name="ce1">
            <text:p>9,5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create</text:p>
          </table:table-cell>
          <table:table-cell office:value-type="float" office:value="200" table:style-name="ce1">
            <text:p>200</text:p>
          </table:table-cell>
          <table:table-cell office:value-type="float" office:value="8.2438000000000002" table:style-name="ce1">
            <text:p>8,24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create</text:p>
          </table:table-cell>
          <table:table-cell office:value-type="float" office:value="500" table:style-name="ce1">
            <text:p>500</text:p>
          </table:table-cell>
          <table:table-cell office:value-type="float" office:value="35.173299999999998" table:style-name="ce1">
            <text:p>35,173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create</text:p>
          </table:table-cell>
          <table:table-cell office:value-type="float" office:value="200" table:style-name="ce1">
            <text:p>200</text:p>
          </table:table-cell>
          <table:table-cell office:value-type="float" office:value="8.4496000000000002" table:style-name="ce1">
            <text:p>8,44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is-from/create</text:p>
          </table:table-cell>
          <table:table-cell office:value-type="float" office:value="500" table:style-name="ce1">
            <text:p>500</text:p>
          </table:table-cell>
          <table:table-cell office:value-type="float" office:value="33.423099999999998" table:style-name="ce1">
            <text:p>33,423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create</text:p>
          </table:table-cell>
          <table:table-cell office:value-type="float" office:value="200" table:style-name="ce1">
            <text:p>200</text:p>
          </table:table-cell>
          <table:table-cell office:value-type="float" office:value="9.4724000000000004" table:style-name="ce1">
            <text:p>9,472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is-from/create</text:p>
          </table:table-cell>
          <table:table-cell office:value-type="float" office:value="500" table:style-name="ce1">
            <text:p>500</text:p>
          </table:table-cell>
          <table:table-cell office:value-type="float" office:value="34.925800000000002" table:style-name="ce1">
            <text:p>34,925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create</text:p>
          </table:table-cell>
          <table:table-cell office:value-type="float" office:value="200" table:style-name="ce1">
            <text:p>200</text:p>
          </table:table-cell>
          <table:table-cell office:value-type="float" office:value="8.0494000000000003" table:style-name="ce1">
            <text:p>8,04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is-from/create</text:p>
          </table:table-cell>
          <table:table-cell office:value-type="float" office:value="500" table:style-name="ce1">
            <text:p>500</text:p>
          </table:table-cell>
          <table:table-cell office:value-type="float" office:value="35.688499999999998" table:style-name="ce1">
            <text:p>35,68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create</text:p>
          </table:table-cell>
          <table:table-cell office:value-type="float" office:value="200" table:style-name="ce1">
            <text:p>200</text:p>
          </table:table-cell>
          <table:table-cell office:value-type="float" office:value="7.1130000000000004" table:style-name="ce1">
            <text:p>7,1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is-from/create</text:p>
          </table:table-cell>
          <table:table-cell office:value-type="float" office:value="500" table:style-name="ce1">
            <text:p>500</text:p>
          </table:table-cell>
          <table:table-cell office:value-type="float" office:value="31.546500000000002" table:style-name="ce1">
            <text:p>31,546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create</text:p>
          </table:table-cell>
          <table:table-cell office:value-type="float" office:value="200" table:style-name="ce1">
            <text:p>200</text:p>
          </table:table-cell>
          <table:table-cell office:value-type="float" office:value="8.5481999999999996" table:style-name="ce1">
            <text:p>8,548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is-from/create</text:p>
          </table:table-cell>
          <table:table-cell office:value-type="float" office:value="500" table:style-name="ce1">
            <text:p>500</text:p>
          </table:table-cell>
          <table:table-cell office:value-type="float" office:value="35.044899999999998" table:style-name="ce1">
            <text:p>35,044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create</text:p>
          </table:table-cell>
          <table:table-cell office:value-type="float" office:value="200" table:style-name="ce1">
            <text:p>200</text:p>
          </table:table-cell>
          <table:table-cell office:value-type="float" office:value="7.6803999999999997" table:style-name="ce1">
            <text:p>7,68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create</text:p>
          </table:table-cell>
          <table:table-cell office:value-type="float" office:value="500" table:style-name="ce1">
            <text:p>500</text:p>
          </table:table-cell>
          <table:table-cell office:value-type="float" office:value="30.120799999999999" table:style-name="ce1">
            <text:p>30,120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create</text:p>
          </table:table-cell>
          <table:table-cell office:value-type="float" office:value="500" table:style-name="ce1">
            <text:p>500</text:p>
          </table:table-cell>
          <table:table-cell office:value-type="float" office:value="30.992000000000001" table:style-name="ce1">
            <text:p>30,9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create</text:p>
          </table:table-cell>
          <table:table-cell office:value-type="float" office:value="500" table:style-name="ce1">
            <text:p>500</text:p>
          </table:table-cell>
          <table:table-cell office:value-type="float" office:value="31.508700000000001" table:style-name="ce1">
            <text:p>31,50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create</text:p>
          </table:table-cell>
          <table:table-cell office:value-type="float" office:value="200" table:style-name="ce1">
            <text:p>200</text:p>
          </table:table-cell>
          <table:table-cell office:value-type="float" office:value="8.5020000000000007" table:style-name="ce1">
            <text:p>8,5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create</text:p>
          </table:table-cell>
          <table:table-cell office:value-type="float" office:value="500" table:style-name="ce1">
            <text:p>500</text:p>
          </table:table-cell>
          <table:table-cell office:value-type="float" office:value="36.013599999999997" table:style-name="ce1">
            <text:p>36,013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2.7458999999999998" table:style-name="ce1">
            <text:p>2,74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1.9165000000000001" table:style-name="ce1">
            <text:p>1,916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2176" table:style-name="ce1">
            <text:p>2,217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5004999999999997" table:style-name="ce1">
            <text:p>7,50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2292999999999998" table:style-name="ce1">
            <text:p>2,22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2503000000000002" table:style-name="ce1">
            <text:p>2,25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3494999999999999" table:style-name="ce1">
            <text:p>2,34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2707000000000002" table:style-name="ce1">
            <text:p>2,27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2706" table:style-name="ce1">
            <text:p>2,27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8.1979000000000006" table:style-name="ce1">
            <text:p>8,197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6415000000000002" table:style-name="ce1">
            <text:p>2,64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3757000000000001" table:style-name="ce1">
            <text:p>2,375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8.1052" table:style-name="ce1">
            <text:p>8,105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4.8368000000000002" table:style-name="ce1">
            <text:p>4,836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passenger/create</text:p>
          </table:table-cell>
          <table:table-cell office:value-type="float" office:value="500" table:style-name="ce1">
            <text:p>500</text:p>
          </table:table-cell>
          <table:table-cell office:value-type="float" office:value="31.442699999999999" table:style-name="ce1">
            <text:p>31,442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3.8395000000000001" table:style-name="ce1">
            <text:p>3,83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8239000000000001" table:style-name="ce1">
            <text:p>2,823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6475" table:style-name="ce1">
            <text:p>2,647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6.8350999999999997" table:style-name="ce1">
            <text:p>6,835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1.9964" table:style-name="ce1">
            <text:p>1,996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2376999999999998" table:style-name="ce1">
            <text:p>2,237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3144" table:style-name="ce1">
            <text:p>2,314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4319999999999999" table:style-name="ce1">
            <text:p>2,4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0752000000000002" table:style-name="ce1">
            <text:p>2,075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3456000000000001" table:style-name="ce1">
            <text:p>7,345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1.8592" table:style-name="ce1">
            <text:p>1,85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1.8088" table:style-name="ce1">
            <text:p>1,80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13.9916" table:style-name="ce1">
            <text:p>13,99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8.3276000000000003" table:style-name="ce1">
            <text:p>8,327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delete</text:p>
          </table:table-cell>
          <table:table-cell office:value-type="float" office:value="200" table:style-name="ce1">
            <text:p>200</text:p>
          </table:table-cell>
          <table:table-cell office:value-type="float" office:value="8.3833000000000002" table:style-name="ce1">
            <text:p>8,383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delete</text:p>
          </table:table-cell>
          <table:table-cell office:value-type="float" office:value="500" table:style-name="ce1">
            <text:p>500</text:p>
          </table:table-cell>
          <table:table-cell office:value-type="float" office:value="28.632000000000001" table:style-name="ce1">
            <text:p>28,6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delete</text:p>
          </table:table-cell>
          <table:table-cell office:value-type="float" office:value="200" table:style-name="ce1">
            <text:p>200</text:p>
          </table:table-cell>
          <table:table-cell office:value-type="float" office:value="8.8358000000000008" table:style-name="ce1">
            <text:p>8,835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delete</text:p>
          </table:table-cell>
          <table:table-cell office:value-type="float" office:value="500" table:style-name="ce1">
            <text:p>500</text:p>
          </table:table-cell>
          <table:table-cell office:value-type="float" office:value="36.527500000000003" table:style-name="ce1">
            <text:p>36,527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delete</text:p>
          </table:table-cell>
          <table:table-cell office:value-type="float" office:value="500" table:style-name="ce1">
            <text:p>500</text:p>
          </table:table-cell>
          <table:table-cell office:value-type="float" office:value="30.517399999999999" table:style-name="ce1">
            <text:p>30,517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delete</text:p>
          </table:table-cell>
          <table:table-cell office:value-type="float" office:value="500" table:style-name="ce1">
            <text:p>500</text:p>
          </table:table-cell>
          <table:table-cell office:value-type="float" office:value="30.7925" table:style-name="ce1">
            <text:p>30,79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delete</text:p>
          </table:table-cell>
          <table:table-cell office:value-type="float" office:value="500" table:style-name="ce1">
            <text:p>500</text:p>
          </table:table-cell>
          <table:table-cell office:value-type="float" office:value="33.264899999999997" table:style-name="ce1">
            <text:p>33,264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delete</text:p>
          </table:table-cell>
          <table:table-cell office:value-type="float" office:value="500" table:style-name="ce1">
            <text:p>500</text:p>
          </table:table-cell>
          <table:table-cell office:value-type="float" office:value="29.577999999999999" table:style-name="ce1">
            <text:p>29,57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3.0089999999999999" table:style-name="ce1">
            <text:p>3,0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4403000000000001" table:style-name="ce1">
            <text:p>2,44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2370999999999999" table:style-name="ce1">
            <text:p>2,237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4095000000000004" table:style-name="ce1">
            <text:p>7,40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0777999999999999" table:style-name="ce1">
            <text:p>2,077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2410000000000001" table:style-name="ce1">
            <text:p>2,2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5568" table:style-name="ce1">
            <text:p>2,556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3809999999999998" table:style-name="ce1">
            <text:p>2,38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2332999999999998" table:style-name="ce1">
            <text:p>2,233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5849000000000002" table:style-name="ce1">
            <text:p>7,584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1282000000000001" table:style-name="ce1">
            <text:p>2,128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1509999999999998" table:style-name="ce1">
            <text:p>2,15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15.603199999999999" table:style-name="ce1">
            <text:p>15,60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7.7782" table:style-name="ce1">
            <text:p>7,778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8.85" table:style-name="ce1">
            <text:p>8,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delete</text:p>
          </table:table-cell>
          <table:table-cell office:value-type="float" office:value="200" table:style-name="ce1">
            <text:p>200</text:p>
          </table:table-cell>
          <table:table-cell office:value-type="float" office:value="8.7845999999999993" table:style-name="ce1">
            <text:p>8,78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is-from/delete</text:p>
          </table:table-cell>
          <table:table-cell office:value-type="float" office:value="200" table:style-name="ce1">
            <text:p>200</text:p>
          </table:table-cell>
          <table:table-cell office:value-type="float" office:value="40.1571" table:style-name="ce1">
            <text:p>40,157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delete</text:p>
          </table:table-cell>
          <table:table-cell office:value-type="float" office:value="500" table:style-name="ce1">
            <text:p>500</text:p>
          </table:table-cell>
          <table:table-cell office:value-type="float" office:value="29.160599999999999" table:style-name="ce1">
            <text:p>29,16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delete</text:p>
          </table:table-cell>
          <table:table-cell office:value-type="float" office:value="200" table:style-name="ce1">
            <text:p>200</text:p>
          </table:table-cell>
          <table:table-cell office:value-type="float" office:value="11.221" table:style-name="ce1">
            <text:p>11,2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delete</text:p>
          </table:table-cell>
          <table:table-cell office:value-type="float" office:value="500" table:style-name="ce1">
            <text:p>500</text:p>
          </table:table-cell>
          <table:table-cell office:value-type="float" office:value="30.957899999999999" table:style-name="ce1">
            <text:p>30,957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delete</text:p>
          </table:table-cell>
          <table:table-cell office:value-type="float" office:value="500" table:style-name="ce1">
            <text:p>500</text:p>
          </table:table-cell>
          <table:table-cell office:value-type="float" office:value="30.297000000000001" table:style-name="ce1">
            <text:p>30,29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delete</text:p>
          </table:table-cell>
          <table:table-cell office:value-type="float" office:value="500" table:style-name="ce1">
            <text:p>500</text:p>
          </table:table-cell>
          <table:table-cell office:value-type="float" office:value="32.258800000000001" table:style-name="ce1">
            <text:p>32,25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delete</text:p>
          </table:table-cell>
          <table:table-cell office:value-type="float" office:value="500" table:style-name="ce1">
            <text:p>500</text:p>
          </table:table-cell>
          <table:table-cell office:value-type="float" office:value="30.907800000000002" table:style-name="ce1">
            <text:p>30,907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delete</text:p>
          </table:table-cell>
          <table:table-cell office:value-type="float" office:value="500" table:style-name="ce1">
            <text:p>500</text:p>
          </table:table-cell>
          <table:table-cell office:value-type="float" office:value="35.408299999999997" table:style-name="ce1">
            <text:p>35,408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delete</text:p>
          </table:table-cell>
          <table:table-cell office:value-type="float" office:value="200" table:style-name="ce1">
            <text:p>200</text:p>
          </table:table-cell>
          <table:table-cell office:value-type="float" office:value="8.0882000000000005" table:style-name="ce1">
            <text:p>8,088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is-from/delete</text:p>
          </table:table-cell>
          <table:table-cell office:value-type="float" office:value="500" table:style-name="ce1">
            <text:p>500</text:p>
          </table:table-cell>
          <table:table-cell office:value-type="float" office:value="41.144500000000001" table:style-name="ce1">
            <text:p>41,144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delete</text:p>
          </table:table-cell>
          <table:table-cell office:value-type="float" office:value="200" table:style-name="ce1">
            <text:p>200</text:p>
          </table:table-cell>
          <table:table-cell office:value-type="float" office:value="7.8357000000000001" table:style-name="ce1">
            <text:p>7,835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is-from/delete</text:p>
          </table:table-cell>
          <table:table-cell office:value-type="float" office:value="500" table:style-name="ce1">
            <text:p>500</text:p>
          </table:table-cell>
          <table:table-cell office:value-type="float" office:value="33.341900000000003" table:style-name="ce1">
            <text:p>33,34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delete</text:p>
          </table:table-cell>
          <table:table-cell office:value-type="float" office:value="200" table:style-name="ce1">
            <text:p>200</text:p>
          </table:table-cell>
          <table:table-cell office:value-type="float" office:value="8.4341000000000008" table:style-name="ce1">
            <text:p>8,43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is-from/delete</text:p>
          </table:table-cell>
          <table:table-cell office:value-type="float" office:value="500" table:style-name="ce1">
            <text:p>500</text:p>
          </table:table-cell>
          <table:table-cell office:value-type="float" office:value="33.077199999999998" table:style-name="ce1">
            <text:p>33,077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delete</text:p>
          </table:table-cell>
          <table:table-cell office:value-type="float" office:value="200" table:style-name="ce1">
            <text:p>200</text:p>
          </table:table-cell>
          <table:table-cell office:value-type="float" office:value="8.1388999999999996" table:style-name="ce1">
            <text:p>8,13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is-from/delete</text:p>
          </table:table-cell>
          <table:table-cell office:value-type="float" office:value="500" table:style-name="ce1">
            <text:p>500</text:p>
          </table:table-cell>
          <table:table-cell office:value-type="float" office:value="34.698599999999999" table:style-name="ce1">
            <text:p>34,69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delete</text:p>
          </table:table-cell>
          <table:table-cell office:value-type="float" office:value="200" table:style-name="ce1">
            <text:p>200</text:p>
          </table:table-cell>
          <table:table-cell office:value-type="float" office:value="8.4312000000000005" table:style-name="ce1">
            <text:p>8,43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is-from/delete</text:p>
          </table:table-cell>
          <table:table-cell office:value-type="float" office:value="500" table:style-name="ce1">
            <text:p>500</text:p>
          </table:table-cell>
          <table:table-cell office:value-type="float" office:value="34.888300000000001" table:style-name="ce1">
            <text:p>34,888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is-from/delete</text:p>
          </table:table-cell>
          <table:table-cell office:value-type="float" office:value="200" table:style-name="ce1">
            <text:p>200</text:p>
          </table:table-cell>
          <table:table-cell office:value-type="float" office:value="9.2932000000000006" table:style-name="ce1">
            <text:p>9,29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is-from/delete</text:p>
          </table:table-cell>
          <table:table-cell office:value-type="float" office:value="200" table:style-name="ce1">
            <text:p>200</text:p>
          </table:table-cell>
          <table:table-cell office:value-type="float" office:value="18.811" table:style-name="ce1">
            <text:p>18,8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5.4657" table:style-name="ce1">
            <text:p>5,465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6101000000000001" table:style-name="ce1">
            <text:p>2,61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2.5406" table:style-name="ce1">
            <text:p>2,54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1.9986999999999999" table:style-name="ce1">
            <text:p>1,99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1629999999999998" table:style-name="ce1">
            <text:p>2,16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5430000000000001" table:style-name="ce1">
            <text:p>7,54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0423" table:style-name="ce1">
            <text:p>2,042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1.9819" table:style-name="ce1">
            <text:p>1,98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9415" table:style-name="ce1">
            <text:p>2,94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2654999999999998" table:style-name="ce1">
            <text:p>2,265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1762999999999999" table:style-name="ce1">
            <text:p>2,176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6.9560000000000004" table:style-name="ce1">
            <text:p>6,95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0602" table:style-name="ce1">
            <text:p>2,06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0038999999999998" table:style-name="ce1">
            <text:p>2,003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6.7359" table:style-name="ce1">
            <text:p>6,73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delete</text:p>
          </table:table-cell>
          <table:table-cell office:value-type="float" office:value="500" table:style-name="ce1">
            <text:p>500</text:p>
          </table:table-cell>
          <table:table-cell office:value-type="float" office:value="34.254800000000003" table:style-name="ce1">
            <text:p>34,25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delete</text:p>
          </table:table-cell>
          <table:table-cell office:value-type="float" office:value="200" table:style-name="ce1">
            <text:p>200</text:p>
          </table:table-cell>
          <table:table-cell office:value-type="float" office:value="6.1204999999999998" table:style-name="ce1">
            <text:p>6,12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delete</text:p>
          </table:table-cell>
          <table:table-cell office:value-type="float" office:value="500" table:style-name="ce1">
            <text:p>500</text:p>
          </table:table-cell>
          <table:table-cell office:value-type="float" office:value="32.338099999999997" table:style-name="ce1">
            <text:p>32,338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delete</text:p>
          </table:table-cell>
          <table:table-cell office:value-type="float" office:value="500" table:style-name="ce1">
            <text:p>500</text:p>
          </table:table-cell>
          <table:table-cell office:value-type="float" office:value="30.671600000000002" table:style-name="ce1">
            <text:p>30,67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delete</text:p>
          </table:table-cell>
          <table:table-cell office:value-type="float" office:value="500" table:style-name="ce1">
            <text:p>500</text:p>
          </table:table-cell>
          <table:table-cell office:value-type="float" office:value="31.474299999999999" table:style-name="ce1">
            <text:p>31,474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delete</text:p>
          </table:table-cell>
          <table:table-cell office:value-type="float" office:value="500" table:style-name="ce1">
            <text:p>500</text:p>
          </table:table-cell>
          <table:table-cell office:value-type="float" office:value="33.4968" table:style-name="ce1">
            <text:p>33,496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4.0750000000000002" table:style-name="ce1">
            <text:p>4,07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1.9513" table:style-name="ce1">
            <text:p>1,95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delete</text:p>
          </table:table-cell>
          <table:table-cell office:value-type="float" office:value="500" table:style-name="ce1">
            <text:p>500</text:p>
          </table:table-cell>
          <table:table-cell office:value-type="float" office:value="30.725100000000001" table:style-name="ce1">
            <text:p>30,725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delete</text:p>
          </table:table-cell>
          <table:table-cell office:value-type="float" office:value="500" table:style-name="ce1">
            <text:p>500</text:p>
          </table:table-cell>
          <table:table-cell office:value-type="float" office:value="35.188000000000002" table:style-name="ce1">
            <text:p>35,1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delete</text:p>
          </table:table-cell>
          <table:table-cell office:value-type="float" office:value="500" table:style-name="ce1">
            <text:p>500</text:p>
          </table:table-cell>
          <table:table-cell office:value-type="float" office:value="34.368400000000001" table:style-name="ce1">
            <text:p>34,36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delete</text:p>
          </table:table-cell>
          <table:table-cell office:value-type="float" office:value="500" table:style-name="ce1">
            <text:p>500</text:p>
          </table:table-cell>
          <table:table-cell office:value-type="float" office:value="32.139200000000002" table:style-name="ce1">
            <text:p>32,13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4333999999999998" table:style-name="ce1">
            <text:p>2,433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3728999999999996" table:style-name="ce1">
            <text:p>7,372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0952999999999999" table:style-name="ce1">
            <text:p>2,09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1154000000000002" table:style-name="ce1">
            <text:p>2,115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2988" table:style-name="ce1">
            <text:p>2,29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3622999999999998" table:style-name="ce1">
            <text:p>2,362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2248000000000001" table:style-name="ce1">
            <text:p>2,22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8.3536000000000001" table:style-name="ce1">
            <text:p>8,353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0910000000000002" table:style-name="ce1">
            <text:p>2,0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1.9346000000000001" table:style-name="ce1">
            <text:p>1,93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14.0899" table:style-name="ce1">
            <text:p>14,089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8.7569999999999997" table:style-name="ce1">
            <text:p>8,75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show</text:p>
          </table:table-cell>
          <table:table-cell office:value-type="float" office:value="500" table:style-name="ce1">
            <text:p>500</text:p>
          </table:table-cell>
          <table:table-cell office:value-type="float" office:value="29.430700000000002" table:style-name="ce1">
            <text:p>29,43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show</text:p>
          </table:table-cell>
          <table:table-cell office:value-type="float" office:value="500" table:style-name="ce1">
            <text:p>500</text:p>
          </table:table-cell>
          <table:table-cell office:value-type="float" office:value="30.2376" table:style-name="ce1">
            <text:p>30,237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show</text:p>
          </table:table-cell>
          <table:table-cell office:value-type="float" office:value="500" table:style-name="ce1">
            <text:p>500</text:p>
          </table:table-cell>
          <table:table-cell office:value-type="float" office:value="28.653600000000001" table:style-name="ce1">
            <text:p>28,653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8.5060000000000002" table:style-name="ce1">
            <text:p>8,5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9.1530000000000005" table:style-name="ce1">
            <text:p>9,1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3.3405999999999998" table:style-name="ce1">
            <text:p>3,34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4529999999999998" table:style-name="ce1">
            <text:p>2,4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2745000000000002" table:style-name="ce1">
            <text:p>2,274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0021000000000004" table:style-name="ce1">
            <text:p>7,00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0672999999999999" table:style-name="ce1">
            <text:p>2,067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4592999999999998" table:style-name="ce1">
            <text:p>2,45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4216000000000002" table:style-name="ce1">
            <text:p>2,42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109" table:style-name="ce1">
            <text:p>2,1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3.2599" table:style-name="ce1">
            <text:p>3,259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6.9132999999999996" table:style-name="ce1">
            <text:p>6,913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0783999999999998" table:style-name="ce1">
            <text:p>2,07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1.9947999999999999" table:style-name="ce1">
            <text:p>1,99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6.6448999999999998" table:style-name="ce1">
            <text:p>6,644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200" table:style-name="ce1">
            <text:p>200</text:p>
          </table:table-cell>
          <table:table-cell office:value-type="float" office:value="5.9058999999999999" table:style-name="ce1">
            <text:p>5,90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500" table:style-name="ce1">
            <text:p>500</text:p>
          </table:table-cell>
          <table:table-cell office:value-type="float" office:value="30.049900000000001" table:style-name="ce1">
            <text:p>30,049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200" table:style-name="ce1">
            <text:p>200</text:p>
          </table:table-cell>
          <table:table-cell office:value-type="float" office:value="6.0469999999999997" table:style-name="ce1">
            <text:p>6,04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500" table:style-name="ce1">
            <text:p>500</text:p>
          </table:table-cell>
          <table:table-cell office:value-type="float" office:value="33.702300000000001" table:style-name="ce1">
            <text:p>33,702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500" table:style-name="ce1">
            <text:p>500</text:p>
          </table:table-cell>
          <table:table-cell office:value-type="float" office:value="31.2195" table:style-name="ce1">
            <text:p>31,21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500" table:style-name="ce1">
            <text:p>500</text:p>
          </table:table-cell>
          <table:table-cell office:value-type="float" office:value="33.431899999999999" table:style-name="ce1">
            <text:p>33,43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17.692900000000002" table:style-name="ce1">
            <text:p>17,692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8.2349999999999994" table:style-name="ce1">
            <text:p>8,23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8.3417999999999992" table:style-name="ce1">
            <text:p>8,34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500" table:style-name="ce1">
            <text:p>500</text:p>
          </table:table-cell>
          <table:table-cell office:value-type="float" office:value="31.2988" table:style-name="ce1">
            <text:p>31,29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500" table:style-name="ce1">
            <text:p>500</text:p>
          </table:table-cell>
          <table:table-cell office:value-type="float" office:value="34.532200000000003" table:style-name="ce1">
            <text:p>34,532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3.1114999999999999" table:style-name="ce1">
            <text:p>3,11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2187999999999999" table:style-name="ce1">
            <text:p>2,21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2117" table:style-name="ce1">
            <text:p>2,21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6.6818999999999997" table:style-name="ce1">
            <text:p>6,68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1071" table:style-name="ce1">
            <text:p>2,107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3050000000000002" table:style-name="ce1">
            <text:p>2,3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3.2919" table:style-name="ce1">
            <text:p>3,29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2864" table:style-name="ce1">
            <text:p>2,286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1.9597" table:style-name="ce1">
            <text:p>1,959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1932999999999998" table:style-name="ce1">
            <text:p>7,193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1587999999999998" table:style-name="ce1">
            <text:p>2,15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0491999999999999" table:style-name="ce1">
            <text:p>2,04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21.249700000000001" table:style-name="ce1">
            <text:p>21,249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9.1265999999999998" table:style-name="ce1">
            <text:p>9,126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publish</text:p>
          </table:table-cell>
          <table:table-cell office:value-type="float" office:value="500" table:style-name="ce1">
            <text:p>500</text:p>
          </table:table-cell>
          <table:table-cell office:value-type="float" office:value="37.723100000000002" table:style-name="ce1">
            <text:p>37,723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8.7926000000000002" table:style-name="ce1">
            <text:p>8,792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publish</text:p>
          </table:table-cell>
          <table:table-cell office:value-type="float" office:value="500" table:style-name="ce1">
            <text:p>500</text:p>
          </table:table-cell>
          <table:table-cell office:value-type="float" office:value="32.076799999999999" table:style-name="ce1">
            <text:p>32,076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9.1788000000000007" table:style-name="ce1">
            <text:p>9,17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publish</text:p>
          </table:table-cell>
          <table:table-cell office:value-type="float" office:value="500" table:style-name="ce1">
            <text:p>500</text:p>
          </table:table-cell>
          <table:table-cell office:value-type="float" office:value="34.4542" table:style-name="ce1">
            <text:p>34,454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publish</text:p>
          </table:table-cell>
          <table:table-cell office:value-type="float" office:value="500" table:style-name="ce1">
            <text:p>500</text:p>
          </table:table-cell>
          <table:table-cell office:value-type="float" office:value="35.644199999999998" table:style-name="ce1">
            <text:p>35,644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publish</text:p>
          </table:table-cell>
          <table:table-cell office:value-type="float" office:value="500" table:style-name="ce1">
            <text:p>500</text:p>
          </table:table-cell>
          <table:table-cell office:value-type="float" office:value="38.367800000000003" table:style-name="ce1">
            <text:p>38,367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9.8109999999999999" table:style-name="ce1">
            <text:p>9,8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publish</text:p>
          </table:table-cell>
          <table:table-cell office:value-type="float" office:value="500" table:style-name="ce1">
            <text:p>500</text:p>
          </table:table-cell>
          <table:table-cell office:value-type="float" office:value="47.566800000000001" table:style-name="ce1">
            <text:p>47,566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9.2874999999999996" table:style-name="ce1">
            <text:p>9,287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92.874200000000002" table:style-name="ce1">
            <text:p>92,874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500" table:style-name="ce1">
            <text:p>500</text:p>
          </table:table-cell>
          <table:table-cell office:value-type="float" office:value="51.368000000000002" table:style-name="ce1">
            <text:p>51,36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95.835300000000004" table:style-name="ce1">
            <text:p>95,83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500" table:style-name="ce1">
            <text:p>500</text:p>
          </table:table-cell>
          <table:table-cell office:value-type="float" office:value="35.116399999999999" table:style-name="ce1">
            <text:p>35,116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102.1561" table:style-name="ce1">
            <text:p>102,156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500" table:style-name="ce1">
            <text:p>500</text:p>
          </table:table-cell>
          <table:table-cell office:value-type="float" office:value="55.0794" table:style-name="ce1">
            <text:p>55,07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135.2371" table:style-name="ce1">
            <text:p>135,237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500" table:style-name="ce1">
            <text:p>500</text:p>
          </table:table-cell>
          <table:table-cell office:value-type="float" office:value="52.283499999999997" table:style-name="ce1">
            <text:p>52,283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80.297499999999999" table:style-name="ce1">
            <text:p>80,297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500" table:style-name="ce1">
            <text:p>500</text:p>
          </table:table-cell>
          <table:table-cell office:value-type="float" office:value="42.4542" table:style-name="ce1">
            <text:p>42,454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140.77629999999999" table:style-name="ce1">
            <text:p>140,776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2.9750000000000001" table:style-name="ce1">
            <text:p>2,97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1905000000000001" table:style-name="ce1">
            <text:p>2,19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9636999999999998" table:style-name="ce1">
            <text:p>2,963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8.6015999999999995" table:style-name="ce1">
            <text:p>8,60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2888000000000002" table:style-name="ce1">
            <text:p>2,28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0251000000000001" table:style-name="ce1">
            <text:p>2,025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6734" table:style-name="ce1">
            <text:p>2,673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3532000000000002" table:style-name="ce1">
            <text:p>2,35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4565000000000001" table:style-name="ce1">
            <text:p>2,456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6773999999999996" table:style-name="ce1">
            <text:p>7,677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0470999999999999" table:style-name="ce1">
            <text:p>2,047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0647000000000002" table:style-name="ce1">
            <text:p>2,064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9.0707000000000004" table:style-name="ce1">
            <text:p>9,07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200" table:style-name="ce1">
            <text:p>200</text:p>
          </table:table-cell>
          <table:table-cell office:value-type="float" office:value="9.6519999999999992" table:style-name="ce1">
            <text:p>9,65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publish</text:p>
          </table:table-cell>
          <table:table-cell office:value-type="float" office:value="200" table:style-name="ce1">
            <text:p>200</text:p>
          </table:table-cell>
          <table:table-cell office:value-type="float" office:value="8.1363000000000003" table:style-name="ce1">
            <text:p>8,136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publish</text:p>
          </table:table-cell>
          <table:table-cell office:value-type="float" office:value="500" table:style-name="ce1">
            <text:p>500</text:p>
          </table:table-cell>
          <table:table-cell office:value-type="float" office:value="32.157299999999999" table:style-name="ce1">
            <text:p>32,157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publish</text:p>
          </table:table-cell>
          <table:table-cell office:value-type="float" office:value="500" table:style-name="ce1">
            <text:p>500</text:p>
          </table:table-cell>
          <table:table-cell office:value-type="float" office:value="48.6111" table:style-name="ce1">
            <text:p>48,61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publish</text:p>
          </table:table-cell>
          <table:table-cell office:value-type="float" office:value="500" table:style-name="ce1">
            <text:p>500</text:p>
          </table:table-cell>
          <table:table-cell office:value-type="float" office:value="54.180900000000001" table:style-name="ce1">
            <text:p>54,18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publish</text:p>
          </table:table-cell>
          <table:table-cell office:value-type="float" office:value="500" table:style-name="ce1">
            <text:p>500</text:p>
          </table:table-cell>
          <table:table-cell office:value-type="float" office:value="44.508499999999998" table:style-name="ce1">
            <text:p>44,50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publish</text:p>
          </table:table-cell>
          <table:table-cell office:value-type="float" office:value="500" table:style-name="ce1">
            <text:p>500</text:p>
          </table:table-cell>
          <table:table-cell office:value-type="float" office:value="52.114100000000001" table:style-name="ce1">
            <text:p>52,11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publish</text:p>
          </table:table-cell>
          <table:table-cell office:value-type="float" office:value="200" table:style-name="ce1">
            <text:p>200</text:p>
          </table:table-cell>
          <table:table-cell office:value-type="float" office:value="7.5533999999999999" table:style-name="ce1">
            <text:p>7,553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3.3331" table:style-name="ce1">
            <text:p>3,333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1124000000000001" table:style-name="ce1">
            <text:p>2,112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8142" table:style-name="ce1">
            <text:p>2,814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10.506600000000001" table:style-name="ce1">
            <text:p>10,506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5548999999999999" table:style-name="ce1">
            <text:p>2,554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6509" table:style-name="ce1">
            <text:p>2,65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6158000000000001" table:style-name="ce1">
            <text:p>2,615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3273000000000001" table:style-name="ce1">
            <text:p>2,327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5303" table:style-name="ce1">
            <text:p>2,53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8.9297000000000004" table:style-name="ce1">
            <text:p>8,929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3.0198" table:style-name="ce1">
            <text:p>3,019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6886999999999999" table:style-name="ce1">
            <text:p>2,68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10.085000000000001" table:style-name="ce1">
            <text:p>10,0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200" table:style-name="ce1">
            <text:p>200</text:p>
          </table:table-cell>
          <table:table-cell office:value-type="float" office:value="6.5359999999999996" table:style-name="ce1">
            <text:p>6,53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500" table:style-name="ce1">
            <text:p>500</text:p>
          </table:table-cell>
          <table:table-cell office:value-type="float" office:value="32.884799999999998" table:style-name="ce1">
            <text:p>32,88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200" table:style-name="ce1">
            <text:p>200</text:p>
          </table:table-cell>
          <table:table-cell office:value-type="float" office:value="7.7371999999999996" table:style-name="ce1">
            <text:p>7,737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200" table:style-name="ce1">
            <text:p>200</text:p>
          </table:table-cell>
          <table:table-cell office:value-type="float" office:value="7.7302999999999997" table:style-name="ce1">
            <text:p>7,73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500" table:style-name="ce1">
            <text:p>500</text:p>
          </table:table-cell>
          <table:table-cell office:value-type="float" office:value="42.160299999999999" table:style-name="ce1">
            <text:p>42,16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500" table:style-name="ce1">
            <text:p>500</text:p>
          </table:table-cell>
          <table:table-cell office:value-type="float" office:value="39.211799999999997" table:style-name="ce1">
            <text:p>39,21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500" table:style-name="ce1">
            <text:p>500</text:p>
          </table:table-cell>
          <table:table-cell office:value-type="float" office:value="32.689500000000002" table:style-name="ce1">
            <text:p>32,68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500" table:style-name="ce1">
            <text:p>500</text:p>
          </table:table-cell>
          <table:table-cell office:value-type="float" office:value="46.2834" table:style-name="ce1">
            <text:p>46,283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2.835" table:style-name="ce1">
            <text:p>2,83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3288000000000002" table:style-name="ce1">
            <text:p>2,32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5051999999999999" table:style-name="ce1">
            <text:p>2,505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8.3506" table:style-name="ce1">
            <text:p>8,35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1937000000000002" table:style-name="ce1">
            <text:p>2,193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1438000000000001" table:style-name="ce1">
            <text:p>2,14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6945999999999999" table:style-name="ce1">
            <text:p>2,69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5758999999999999" table:style-name="ce1">
            <text:p>2,57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3595999999999999" table:style-name="ce1">
            <text:p>2,35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8.5976999999999997" table:style-name="ce1">
            <text:p>8,597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2498999999999998" table:style-name="ce1">
            <text:p>2,249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1589999999999998" table:style-name="ce1">
            <text:p>2,1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19.2424" table:style-name="ce1">
            <text:p>19,242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9.5648" table:style-name="ce1">
            <text:p>9,56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update</text:p>
          </table:table-cell>
          <table:table-cell office:value-type="float" office:value="200" table:style-name="ce1">
            <text:p>200</text:p>
          </table:table-cell>
          <table:table-cell office:value-type="float" office:value="10.966100000000001" table:style-name="ce1">
            <text:p>10,966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update</text:p>
          </table:table-cell>
          <table:table-cell office:value-type="float" office:value="500" table:style-name="ce1">
            <text:p>500</text:p>
          </table:table-cell>
          <table:table-cell office:value-type="float" office:value="45.863300000000002" table:style-name="ce1">
            <text:p>45,863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update</text:p>
          </table:table-cell>
          <table:table-cell office:value-type="float" office:value="500" table:style-name="ce1">
            <text:p>500</text:p>
          </table:table-cell>
          <table:table-cell office:value-type="float" office:value="35.860199999999999" table:style-name="ce1">
            <text:p>35,86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update</text:p>
          </table:table-cell>
          <table:table-cell office:value-type="float" office:value="500" table:style-name="ce1">
            <text:p>500</text:p>
          </table:table-cell>
          <table:table-cell office:value-type="float" office:value="44.123399999999997" table:style-name="ce1">
            <text:p>44,123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update</text:p>
          </table:table-cell>
          <table:table-cell office:value-type="float" office:value="500" table:style-name="ce1">
            <text:p>500</text:p>
          </table:table-cell>
          <table:table-cell office:value-type="float" office:value="44.973599999999998" table:style-name="ce1">
            <text:p>44,973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update</text:p>
          </table:table-cell>
          <table:table-cell office:value-type="float" office:value="500" table:style-name="ce1">
            <text:p>500</text:p>
          </table:table-cell>
          <table:table-cell office:value-type="float" office:value="39.304900000000004" table:style-name="ce1">
            <text:p>39,304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update</text:p>
          </table:table-cell>
          <table:table-cell office:value-type="float" office:value="200" table:style-name="ce1">
            <text:p>200</text:p>
          </table:table-cell>
          <table:table-cell office:value-type="float" office:value="8.7315000000000005" table:style-name="ce1">
            <text:p>8,73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update</text:p>
          </table:table-cell>
          <table:table-cell office:value-type="float" office:value="200" table:style-name="ce1">
            <text:p>200</text:p>
          </table:table-cell>
          <table:table-cell office:value-type="float" office:value="51.759599999999999" table:style-name="ce1">
            <text:p>51,75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update</text:p>
          </table:table-cell>
          <table:table-cell office:value-type="float" office:value="500" table:style-name="ce1">
            <text:p>500</text:p>
          </table:table-cell>
          <table:table-cell office:value-type="float" office:value="35.844099999999997" table:style-name="ce1">
            <text:p>35,84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update</text:p>
          </table:table-cell>
          <table:table-cell office:value-type="float" office:value="200" table:style-name="ce1">
            <text:p>200</text:p>
          </table:table-cell>
          <table:table-cell office:value-type="float" office:value="41.1922" table:style-name="ce1">
            <text:p>41,192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update</text:p>
          </table:table-cell>
          <table:table-cell office:value-type="float" office:value="500" table:style-name="ce1">
            <text:p>500</text:p>
          </table:table-cell>
          <table:table-cell office:value-type="float" office:value="40.923000000000002" table:style-name="ce1">
            <text:p>40,92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update</text:p>
          </table:table-cell>
          <table:table-cell office:value-type="float" office:value="200" table:style-name="ce1">
            <text:p>200</text:p>
          </table:table-cell>
          <table:table-cell office:value-type="float" office:value="9.2655999999999992" table:style-name="ce1">
            <text:p>9,265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update</text:p>
          </table:table-cell>
          <table:table-cell office:value-type="float" office:value="500" table:style-name="ce1">
            <text:p>500</text:p>
          </table:table-cell>
          <table:table-cell office:value-type="float" office:value="45.966299999999997" table:style-name="ce1">
            <text:p>45,966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update</text:p>
          </table:table-cell>
          <table:table-cell office:value-type="float" office:value="200" table:style-name="ce1">
            <text:p>200</text:p>
          </table:table-cell>
          <table:table-cell office:value-type="float" office:value="9.2096" table:style-name="ce1">
            <text:p>9,20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update</text:p>
          </table:table-cell>
          <table:table-cell office:value-type="float" office:value="500" table:style-name="ce1">
            <text:p>500</text:p>
          </table:table-cell>
          <table:table-cell office:value-type="float" office:value="35.616199999999999" table:style-name="ce1">
            <text:p>35,616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update</text:p>
          </table:table-cell>
          <table:table-cell office:value-type="float" office:value="200" table:style-name="ce1">
            <text:p>200</text:p>
          </table:table-cell>
          <table:table-cell office:value-type="float" office:value="10.2066" table:style-name="ce1">
            <text:p>10,206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update</text:p>
          </table:table-cell>
          <table:table-cell office:value-type="float" office:value="500" table:style-name="ce1">
            <text:p>500</text:p>
          </table:table-cell>
          <table:table-cell office:value-type="float" office:value="49.602699999999999" table:style-name="ce1">
            <text:p>49,602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booking/update</text:p>
          </table:table-cell>
          <table:table-cell office:value-type="float" office:value="200" table:style-name="ce1">
            <text:p>200</text:p>
          </table:table-cell>
          <table:table-cell office:value-type="float" office:value="8.7087000000000003" table:style-name="ce1">
            <text:p>8,70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customer/booking/update</text:p>
          </table:table-cell>
          <table:table-cell office:value-type="float" office:value="200" table:style-name="ce1">
            <text:p>200</text:p>
          </table:table-cell>
          <table:table-cell office:value-type="float" office:value="38.746200000000002" table:style-name="ce1">
            <text:p>38,746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3.2917000000000001" table:style-name="ce1">
            <text:p>3,29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2961999999999998" table:style-name="ce1">
            <text:p>2,296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5865" table:style-name="ce1">
            <text:p>2,586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8.0851000000000006" table:style-name="ce1">
            <text:p>8,085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0693000000000001" table:style-name="ce1">
            <text:p>2,06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0796999999999999" table:style-name="ce1">
            <text:p>2,079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4298999999999999" table:style-name="ce1">
            <text:p>2,429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1288999999999998" table:style-name="ce1">
            <text:p>2,12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1958000000000002" table:style-name="ce1">
            <text:p>2,195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9.2385000000000002" table:style-name="ce1">
            <text:p>9,23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2639999999999998" table:style-name="ce1">
            <text:p>2,26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2155" table:style-name="ce1">
            <text:p>2,215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8.4420999999999999" table:style-name="ce1">
            <text:p>8,44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show</text:p>
          </table:table-cell>
          <table:table-cell office:value-type="float" office:value="200" table:style-name="ce1">
            <text:p>200</text:p>
          </table:table-cell>
          <table:table-cell office:value-type="float" office:value="8.8244000000000007" table:style-name="ce1">
            <text:p>8,824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update</text:p>
          </table:table-cell>
          <table:table-cell office:value-type="float" office:value="500" table:style-name="ce1">
            <text:p>500</text:p>
          </table:table-cell>
          <table:table-cell office:value-type="float" office:value="51.928899999999999" table:style-name="ce1">
            <text:p>51,92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update</text:p>
          </table:table-cell>
          <table:table-cell office:value-type="float" office:value="500" table:style-name="ce1">
            <text:p>500</text:p>
          </table:table-cell>
          <table:table-cell office:value-type="float" office:value="40.263399999999997" table:style-name="ce1">
            <text:p>40,263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update</text:p>
          </table:table-cell>
          <table:table-cell office:value-type="float" office:value="500" table:style-name="ce1">
            <text:p>500</text:p>
          </table:table-cell>
          <table:table-cell office:value-type="float" office:value="40.076799999999999" table:style-name="ce1">
            <text:p>40,076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update</text:p>
          </table:table-cell>
          <table:table-cell office:value-type="float" office:value="200" table:style-name="ce1">
            <text:p>200</text:p>
          </table:table-cell>
          <table:table-cell office:value-type="float" office:value="6.9055999999999997" table:style-name="ce1">
            <text:p>6,905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update</text:p>
          </table:table-cell>
          <table:table-cell office:value-type="float" office:value="500" table:style-name="ce1">
            <text:p>500</text:p>
          </table:table-cell>
          <table:table-cell office:value-type="float" office:value="42.318300000000001" table:style-name="ce1">
            <text:p>42,318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customer/passenger/update</text:p>
          </table:table-cell>
          <table:table-cell office:value-type="float" office:value="500" table:style-name="ce1">
            <text:p>500</text:p>
          </table:table-cell>
          <table:table-cell office:value-type="float" office:value="33.146700000000003" table:style-name="ce1">
            <text:p>33,146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3.4702000000000002" table:style-name="ce1">
            <text:p>3,47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1606000000000001" table:style-name="ce1">
            <text:p>2,16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4792000000000001" table:style-name="ce1">
            <text:p>2,47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8.0837000000000003" table:style-name="ce1">
            <text:p>8,083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4929000000000001" table:style-name="ce1">
            <text:p>2,492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1.9265000000000001" table:style-name="ce1">
            <text:p>1,9265</text:p>
          </table:table-cell>
          <table:table-cell table:number-columns-repeated="16380"/>
        </table:table-row>
        <table:table-row table:number-rows-repeated="104800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CARLOS CERDA MORALES</meta:initial-creator>
    <dc:creator>CARLOS CERDA MORALES</dc:creator>
    <meta:creation-date>2025-05-25T17:04:18Z</meta:creation-date>
    <dc:date>2025-05-25T17:48:22Z</dc:date>
  </office:meta>
</office:document-meta>
</file>